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78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9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80" style:family="table-cell" style:parent-style-name="Default" style:data-style-name="N11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6" calcext:value-type="float">
            <text:p>6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5" calcext:value-type="float">
            <text:p>15</text:p>
          </table:table-cell>
          <table:table-cell table:style-name="ce78" table:formula="of:=[.O17]/[.O24]" office:value-type="percentage" office:value="0.107142857142857" calcext:value-type="percentage">
            <text:p>10,71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5" calcext:value-type="float">
            <text:p>5</text:p>
          </table:table-cell>
          <table:table-cell table:style-name="ce78" table:formula="of:=[.O18]/[.O24]" office:value-type="percentage" office:value="0.0357142857142857" calcext:value-type="percentage">
            <text:p>3,57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6" calcext:value-type="float">
            <text:p>6</text:p>
          </table:table-cell>
          <table:table-cell table:style-name="ce78" table:formula="of:=[.O19]/[.O24]" office:value-type="percentage" office:value="0.0428571428571429" calcext:value-type="percentage">
            <text:p>4,29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79" table:formula="of:=[.O20]/[.O24]" office:value-type="percentage" office:value="0.00714285714285714" calcext:value-type="percentage">
            <text:p>0,71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27" calcext:value-type="float">
            <text:p>27</text:p>
          </table:table-cell>
          <table:table-cell table:style-name="ce80" table:formula="of:=SUM([.P17:.P20])" office:value-type="percentage" office:value="0.192857142857143" calcext:value-type="percentage">
            <text:p>19,29 %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box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cavalier suicide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hangez vos cavalie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crazy hors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écuri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encéphalopathie spongiforme équin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frayeu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grosse déprim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oh, darling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0" office:value-type="float" office:value="113" calcext:value-type="float">
            <text:p>113</text:p>
          </table:table-cell>
          <table:table-cell table:style-name="ce20" office:value-type="string" calcext:value-type="string">
            <text:p>rebelote et dix de fer</text:p>
          </table:table-cell>
          <table:table-cell table:style-name="ce20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office:value-type="string" calcext:value-type="string">
            <text:p>????</text:p>
          </table:table-cell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tir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2-02T15:05:06.733907801</dc:date>
    <meta:editing-duration>PT13H30M39S</meta:editing-duration>
    <meta:editing-cycles>40</meta:editing-cycles>
    <meta:generator>LibreOffice/7.3.7.2$Linux_X86_64 LibreOffice_project/30$Build-2</meta:generator>
    <meta:document-statistic meta:table-count="1" meta:cell-count="631" meta:object-count="0"/>
  </office:meta>
</office:document-meta>
</file>